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4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Jastro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osts</text:p>
          </table:table-cell>
          <table:table-cell table:style-name="ce1" office:value-type="string">
            <text:p>Balance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Date</text:p>
          </table:table-cell>
        </table:table-row>
        <table:table-row table:style-name="ro1">
          <table:table-cell table:style-name="ce2" office:value-type="currency" office:currency="USD" office:value="0">
            <text:p>$0.00</text:p>
          </table:table-cell>
          <table:table-cell table:style-name="ce2" office:value-type="currency" office:currency="USD" office:value="1500">
            <text:p>$1,500.00</text:p>
          </table:table-cell>
          <table:table-cell office:value-type="string">
            <text:p>Jastro/Shields</text:p>
          </table:table-cell>
          <table:table-cell/>
        </table:table-row>
        <table:table-row table:style-name="ro1">
          <table:table-cell table:style-name="ce2" table:formula="of:=0.55*100" office:value-type="currency" office:currency="USD" office:value="55">
            <text:p>$55.00</text:p>
          </table:table-cell>
          <table:table-cell table:style-name="ce2" table:formula="of:=[.B2]-[.A3]" office:value-type="currency" office:currency="USD" office:value="1445">
            <text:p>$1,445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12-15">
            <text:p>12/15/10</text:p>
          </table:table-cell>
        </table:table-row>
        <table:table-row table:style-name="ro1">
          <table:table-cell table:style-name="ce2" table:formula="of:=0.55*100" office:value-type="currency" office:currency="USD" office:value="55">
            <text:p>$55.00</text:p>
          </table:table-cell>
          <table:table-cell table:style-name="ce2" table:formula="of:=[.B3]-[.A4]" office:value-type="currency" office:currency="USD" office:value="1390">
            <text:p>$1,390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01-26">
            <text:p>01/26/10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3" table:number-columns-repeated="3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01/26/2011</text:date>, <text:time>10:5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lex</meta:initial-creator>
    <meta:creation-date>2009-10-05T21:41:13</meta:creation-date>
    <dc:creator>Alex Mandel</dc:creator>
    <dc:date>2011-01-26T10:56:29</dc:date>
    <meta:editing-cycles>3</meta:editing-cycles>
    <meta:editing-duration>PT00H02M37S</meta:editing-duration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